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cs" style:country-asian="CZ"/>
    </style:style>
    <style:style style:name="P2" style:parent-style-name="Normální" style:family="paragraph">
      <style:paragraph-properties fo:margin-bottom="0in" fo:line-height="100%"/>
    </style:style>
    <style:style style:name="T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" style:parent-style-name="Normální" style:family="paragraph">
      <style:paragraph-properties fo:margin-top="0.0694in" fo:margin-bottom="0.0694in" fo:line-height="100%"/>
    </style:style>
    <style:style style:name="T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6" style:parent-style-name="Normální" style:family="paragraph">
      <style:paragraph-properties fo:margin-top="0.0694in" fo:margin-bottom="0.0694in" fo:line-height="100%"/>
    </style:style>
    <style:style style:name="T7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0" style:parent-style-name="Normální" style:family="paragraph">
      <style:paragraph-properties fo:margin-top="0.0694in" fo:margin-bottom="0.0694in" fo:line-height="100%"/>
    </style:style>
    <style:style style:name="T11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4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5" style:parent-style-name="Normální" style:family="paragraph">
      <style:paragraph-properties fo:margin-top="0.0694in" fo:margin-bottom="0.0694in" fo:line-height="100%"/>
    </style:style>
    <style:style style:name="T1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7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8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9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20" style:parent-style-name="Normální" style:family="paragraph">
      <style:paragraph-properties fo:margin-top="0.0694in" fo:margin-bottom="0.0694in" fo:line-height="100%"/>
    </style:style>
    <style:style style:name="T2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22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23" style:parent-style-name="Normální" style:family="paragraph">
      <style:paragraph-properties fo:margin-top="0.0694in" fo:margin-bottom="0.0694in" fo:line-height="100%"/>
    </style:style>
    <style:style style:name="T2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2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2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27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h text:style-name="P1" text:outline-level="1">10. b) Etika jakožto estetika bytí aneb řecké ctnosti národa evropského.</text:h>
      <text:p text:style-name="P2"><text:span text:style-name="T3"><draw:custom-shape svg:x="0in" svg:y="0in" svg:width="45.51042in" svg:height="0.0013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list text:style-name="LFO3" text:continue-numbering="true">
        <text:list-item>
          <text:p text:style-name="P4"><text:span text:style-name="T5">věci se musí rozvíjet v krásu</text:span></text:p>
        </text:list-item>
        <text:list-item>
          <text:p text:style-name="P6"><text:span text:style-name="T7">vše co činíme by mělo být krásné (</text:span><text:span text:style-name="T8">tvořit svůj život jako umělecké dílo</text:span><text:span text:style-name="T9">)</text:span></text:p>
        </text:list-item>
        <text:list-item>
          <text:p text:style-name="P10"><text:span text:style-name="T11">prolínání etiky a estetiky</text:span><text:span text:style-name="T12"><text:s/>činit dobro (etika) a činit krásu (estetika)<text:s/></text:span><text:span text:style-name="T13">dobro a krása se prolínají, nemůže být něco dobré když to není krásné</text:span></text:p>
        </text:list-item>
        <text:list-item>
          <text:p text:style-name="P14">člověk ze své podstaty je dobrý a zlo činí pouze tehdy, pokud není dostatečně vzdělán, člověk by měl být maximálně vzdělán</text:p>
        </text:list-item>
        <text:list-item>
          <text:p text:style-name="P15"><text:span text:style-name="T16">****nesmrtelnost- člověk je<text:s/></text:span><text:span text:style-name="T17">nesmrtelný skrze svou pověst,</text:span><text:span text:style-name="T18"><text:s/>kterou za sebou nechává (velmi důležité v antice)</text:span></text:p>
        </text:list-item>
      </text:list>
      <text:h text:style-name="P19" text:outline-level="3">versus křesťanství</text:h>
      <text:list text:style-name="LFO4" text:continue-numbering="true">
        <text:list-item>
          <text:p text:style-name="P20"><text:span text:style-name="T21">oslavuje blahoslavené prosťáčky chudé duchem,<text:s/></text:span><text:span text:style-name="T22">narozdíl od Antiky oslavují prosté a nevzdělané</text:span></text:p>
        </text:list-item>
      </text:list>
      <text:p text:style-name="P23"><text:span text:style-name="T24">tematizuje<text:s/></text:span><text:span text:style-name="T25">pocit viny</text:span><text:span text:style-name="T26"><text:s/>- rodíme se už zatěžkáni smrtelným hříchem jako potomci Adama a Evy,<text:s/></text:span><text:span text:style-name="T27">nutí člověka se zpovídat ze svých hříchů</text:span>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 fo:margin-left="0.3937in" fo:text-indent="-0.3152in">
        <style:tab-stops>
          <style:tab-stop style:type="left" style:position="0.1062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dpis3" style:display-name="Nadpis 3" style:family="paragraph" style:parent-style-name="Normální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 fo:hyphenate="false"/>
    </style:style>
    <style:style style:name="Standardnípísmoodstavce" style:display-name="Standardní písmo odstavce" style:family="text"/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dpis3Char" style:display-name="Nadpis 3 Char" style:family="text" style:parent-style-name="Standardnípísmoodstavce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LVL1" style:family="text">
      <style:text-properties fo:font-size="16pt" style:font-size-asian="16pt" style:font-size-complex="16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08T13:10:00Z</meta:creation-date>
    <dc:date>2023-05-08T13:11:00Z</dc:date>
    <meta:template xlink:href="Normal.dotm" xlink:type="simple"/>
    <meta:editing-cycles>1</meta:editing-cycles>
    <meta:editing-duration>PT60S</meta:editing-duration>
    <meta:document-statistic meta:page-count="1" meta:paragraph-count="14" meta:word-count="123" meta:character-count="782" meta:row-count="16" meta:non-whitespace-character-count="673"/>
  </office:meta>
</office:document-meta>
</file>